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4229in" table:align="left" fo:background-color="#ffffff">
        <style:background-image/>
      </style:table-properties>
    </style:style>
    <style:style style:name="Table1.A" style:family="table-column">
      <style:table-column-properties style:column-width="2.6285in"/>
    </style:style>
    <style:style style:name="Table1.B" style:family="table-column">
      <style:table-column-properties style:column-width="3.3729in"/>
    </style:style>
    <style:style style:name="Table1.C" style:family="table-column">
      <style:table-column-properties style:column-width="7.7569in"/>
    </style:style>
    <style:style style:name="Table1.A1" style:family="table-cell">
      <style:table-cell-properties style:vertical-align="middle" fo:background-color="#ffffff" fo:padding-left="0.0833in" fo:padding-right="0.0833in" fo:padding-top="0in" fo:padding-bottom="0.0833in" fo:border-left="0.05pt solid #dbe2e8" fo:border-right="0.05pt solid #dbe2e8" fo:border-top="none" fo:border-bottom="0.05pt solid #dbe2e8">
        <style:background-image/>
      </style:table-cell-properties>
    </style:style>
    <style:style style:name="Table1.B1" style:family="table-cell">
      <style:table-cell-properties style:vertical-align="middle" fo:background-color="#ffffff" fo:padding-left="0.0833in" fo:padding-right="0.0833in" fo:padding-top="0in" fo:padding-bottom="0.0833in" fo:border-left="0.05pt solid #dbe2e8" fo:border-right="none" fo:border-top="none" fo:border-bottom="0.05pt solid #dbe2e8">
        <style:background-image/>
      </style:table-cell-properties>
    </style:style>
    <style:style style:name="Table1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1.B2" style:family="table-cell">
      <style:table-cell-properties style:vertical-align="middle" fo:background-color="#ffffff" fo:padding="0.0833in" fo:border-left="0.05pt solid #dbe2e8" fo:border-right="none" fo:border-top="0.05pt solid #dbe2e8" fo:border-bottom="0.05pt solid #dbe2e8">
        <style:background-image/>
      </style:table-cell-properties>
    </style:style>
    <style:style style:name="Table2" style:family="table">
      <style:table-properties style:width="9.4229in" table:align="left" fo:background-color="#ffffff">
        <style:background-image/>
      </style:table-properties>
    </style:style>
    <style:style style:name="Table2.A" style:family="table-column">
      <style:table-column-properties style:column-width="2.6285in"/>
    </style:style>
    <style:style style:name="Table2.B" style:family="table-column">
      <style:table-column-properties style:column-width="3.3729in"/>
    </style:style>
    <style:style style:name="Table2.C" style:family="table-column">
      <style:table-column-properties style:column-width="6.7146in"/>
    </style:style>
    <style:style style:name="Table2.A1" style:family="table-cell">
      <style:table-cell-properties style:vertical-align="middle" fo:background-color="#ffffff" fo:padding-left="0.0833in" fo:padding-right="0.0833in" fo:padding-top="0in" fo:padding-bottom="0.0833in" fo:border-left="0.05pt solid #dbe2e8" fo:border-right="0.05pt solid #dbe2e8" fo:border-top="none" fo:border-bottom="0.05pt solid #dbe2e8">
        <style:background-image/>
      </style:table-cell-properties>
    </style:style>
    <style:style style:name="Table2.B1" style:family="table-cell">
      <style:table-cell-properties style:vertical-align="middle" fo:background-color="#ffffff" fo:padding-left="0.0833in" fo:padding-right="0.0833in" fo:padding-top="0in" fo:padding-bottom="0.0833in" fo:border-left="0.05pt solid #dbe2e8" fo:border-right="none" fo:border-top="none" fo:border-bottom="0.05pt solid #dbe2e8">
        <style:background-image/>
      </style:table-cell-properties>
    </style:style>
    <style:style style:name="Table2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2.B2" style:family="table-cell">
      <style:table-cell-properties style:vertical-align="middle" fo:background-color="#ffffff" fo:padding="0.0833in" fo:border-left="0.05pt solid #dbe2e8" fo:border-right="none" fo:border-top="0.05pt solid #dbe2e8" fo:border-bottom="0.05pt solid #dbe2e8">
        <style:background-image/>
      </style:table-cell-properties>
    </style:style>
    <style:style style:name="Table3" style:family="table">
      <style:table-properties style:width="9.4229in" table:align="left" fo:background-color="#ffffff">
        <style:background-image/>
      </style:table-properties>
    </style:style>
    <style:style style:name="Table3.A" style:family="table-column">
      <style:table-column-properties style:column-width="2.6285in"/>
    </style:style>
    <style:style style:name="Table3.B" style:family="table-column">
      <style:table-column-properties style:column-width="3.3729in"/>
    </style:style>
    <style:style style:name="Table3.C" style:family="table-column">
      <style:table-column-properties style:column-width="7.2069in"/>
    </style:style>
    <style:style style:name="Table3.A1" style:family="table-cell">
      <style:table-cell-properties style:vertical-align="middle" fo:background-color="#ffffff" fo:padding-left="0.0833in" fo:padding-right="0.0833in" fo:padding-top="0in" fo:padding-bottom="0.0833in" fo:border-left="0.05pt solid #dbe2e8" fo:border-right="0.05pt solid #dbe2e8" fo:border-top="none" fo:border-bottom="0.05pt solid #dbe2e8">
        <style:background-image/>
      </style:table-cell-properties>
    </style:style>
    <style:style style:name="Table3.B1" style:family="table-cell">
      <style:table-cell-properties style:vertical-align="middle" fo:background-color="#ffffff" fo:padding-left="0.0833in" fo:padding-right="0.0833in" fo:padding-top="0in" fo:padding-bottom="0.0833in" fo:border-left="0.05pt solid #dbe2e8" fo:border-right="none" fo:border-top="none" fo:border-bottom="0.05pt solid #dbe2e8">
        <style:background-image/>
      </style:table-cell-properties>
    </style:style>
    <style:style style:name="Table3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3.B2" style:family="table-cell">
      <style:table-cell-properties style:vertical-align="middle" fo:background-color="#ffffff" fo:padding="0.0833in" fo:border-left="0.05pt solid #dbe2e8" fo:border-right="none" fo:border-top="0.05pt solid #dbe2e8" fo:border-bottom="0.05pt solid #dbe2e8">
        <style:background-image/>
      </style:table-cell-properties>
    </style:style>
    <style:style style:name="Table4" style:family="table">
      <style:table-properties style:width="9.425in" table:align="left" fo:background-color="#ffffff">
        <style:background-image/>
      </style:table-properties>
    </style:style>
    <style:style style:name="Table4.A" style:family="table-column">
      <style:table-column-properties style:column-width="2.2931in"/>
    </style:style>
    <style:style style:name="Table4.B" style:family="table-column">
      <style:table-column-properties style:column-width="4.0597in"/>
    </style:style>
    <style:style style:name="Table4.C" style:family="table-column">
      <style:table-column-properties style:column-width="7.1319in"/>
    </style:style>
    <style:style style:name="Table4.A1" style:family="table-cell">
      <style:table-cell-properties style:vertical-align="middle" fo:background-color="#ffffff" fo:padding-left="0.0833in" fo:padding-right="0.0833in" fo:padding-top="0in" fo:padding-bottom="0.0833in" fo:border-left="0.05pt solid #dbe2e8" fo:border-right="0.05pt solid #dbe2e8" fo:border-top="none" fo:border-bottom="0.05pt solid #dbe2e8">
        <style:background-image/>
      </style:table-cell-properties>
    </style:style>
    <style:style style:name="Table4.B1" style:family="table-cell">
      <style:table-cell-properties style:vertical-align="middle" fo:background-color="#ffffff" fo:padding-left="0.0833in" fo:padding-right="0.0833in" fo:padding-top="0in" fo:padding-bottom="0.0833in" fo:border-left="0.05pt solid #dbe2e8" fo:border-right="none" fo:border-top="none" fo:border-bottom="0.05pt solid #dbe2e8">
        <style:background-image/>
      </style:table-cell-properties>
    </style:style>
    <style:style style:name="Table4.A2" style:family="table-cell">
      <style:table-cell-properties style:vertical-align="middle" fo:background-color="#ffffff" fo:padding="0.0833in" fo:border="0.05pt solid #dbe2e8">
        <style:background-image/>
      </style:table-cell-properties>
    </style:style>
    <style:style style:name="Table4.B2" style:family="table-cell">
      <style:table-cell-properties style:vertical-align="middle" fo:background-color="#ffffff" fo:padding="0.0833in" fo:border-left="0.05pt solid #dbe2e8" fo:border-right="none" fo:border-top="0.05pt solid #dbe2e8" fo:border-bottom="0.05pt solid #dbe2e8">
        <style:background-image/>
      </style:table-cell-properties>
    </style:style>
    <style:style style:name="P1" style:family="paragraph" style:parent-style-name="Heading_20_3">
      <style:text-properties fo:font-variant="normal" fo:text-transform="none" fo:color="#2e3d49" style:font-name="Open Sans" fo:font-size="15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fo:padding="0in" fo:border="none"/>
      <style:text-properties fo:font-variant="normal" fo:text-transform="none" fo:color="#2e3d49" style:font-name="Open Sans" fo:font-size="12pt" fo:letter-spacing="normal" fo:font-style="normal" fo:font-weight="bold"/>
    </style:style>
    <style:style style:name="P3" style:family="paragraph" style:parent-style-name="Text_20_body">
      <style:paragraph-properties fo:margin-left="0in" fo:margin-right="0in" fo:margin-top="0in" fo:margin-bottom="0.1563in" loext:contextual-spacing="false" fo:orphans="2" fo:widows="2" fo:text-indent="0in" style:auto-text-indent="false" fo:break-before="page" fo:padding="0in" fo:border="none"/>
      <style:text-properties fo:font-variant="normal" fo:text-transform="none" fo:color="#2e3d49" style:font-name="Open Sans" fo:font-size="12pt" fo:letter-spacing="normal" fo:font-style="normal" fo:font-weight="bold"/>
    </style:style>
    <style:style style:name="P4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Open Sans" fo:font-size="10.5pt"/>
    </style:style>
    <style:style style:name="P5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Open Sans" fo:font-size="10.5pt" officeooo:rsid="0022ca6d" officeooo:paragraph-rsid="0008f2ad"/>
    </style:style>
    <style:style style:name="P6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Open Sans" fo:font-size="10.5pt" officeooo:rsid="0008f2ad" officeooo:paragraph-rsid="0008f2ad"/>
    </style:style>
    <style:style style:name="P7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Open Sans" fo:font-size="10.5pt" officeooo:rsid="0008f2ad" officeooo:paragraph-rsid="000ab1e8"/>
    </style:style>
    <style:style style:name="P8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Open Sans" fo:font-size="10.5pt" officeooo:rsid="000ab1e8" officeooo:paragraph-rsid="000ab1e8"/>
    </style:style>
    <style:style style:name="P9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Open Sans" fo:font-size="10.5pt" officeooo:rsid="000c1ec9" officeooo:paragraph-rsid="000c1ec9"/>
    </style:style>
    <style:style style:name="P10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Open Sans" fo:font-size="10.5pt" officeooo:rsid="000cee77" officeooo:paragraph-rsid="000cee77"/>
    </style:style>
    <style:style style:name="P11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Open Sans" fo:font-size="10pt" officeooo:rsid="001fa60a" officeooo:paragraph-rsid="0006c7bf" style:font-size-asian="10pt" style:font-size-complex="10pt"/>
    </style:style>
    <style:style style:name="P12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Open Sans" fo:font-size="10pt" officeooo:rsid="001fa60a" officeooo:paragraph-rsid="0007295c" style:font-size-asian="10pt" style:font-size-complex="10pt"/>
    </style:style>
    <style:style style:name="P13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Open Sans" fo:font-size="10pt" style:font-size-asian="10pt" style:font-size-complex="10pt"/>
    </style:style>
    <style:style style:name="P14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Open Sans" fo:font-size="10pt" officeooo:rsid="002127c2" officeooo:paragraph-rsid="0007295c" style:font-size-asian="10pt" style:font-size-complex="10pt"/>
    </style:style>
    <style:style style:name="P15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fo:color="#525c65" style:font-name="Open Sans" fo:font-size="10pt" officeooo:rsid="0008f2ad" officeooo:paragraph-rsid="0008f2ad" style:font-size-asian="10pt" style:font-size-complex="10pt"/>
    </style:style>
    <style:style style:name="P16" style:family="paragraph" style:parent-style-name="Table_20_Contents">
      <style:paragraph-properties fo:margin-left="0in" fo:margin-right="0in" fo:margin-top="0in" fo:margin-bottom="0.1563in" loext:contextual-spacing="false" fo:line-height="160%" fo:text-indent="0in" style:auto-text-indent="false" fo:padding="0in" fo:border="none"/>
      <style:text-properties officeooo:paragraph-rsid="0006fbff"/>
    </style:style>
    <style:style style:name="P17" style:family="paragraph" style:parent-style-name="Table_20_Contents" style:list-style-name="L1">
      <style:paragraph-properties fo:margin-top="0in" fo:margin-bottom="0.1146in" loext:contextual-spacing="false" fo:line-height="160%" fo:padding="0in" fo:border="none"/>
      <style:text-properties fo:color="#525c65" style:font-name="Open Sans" fo:font-size="10.5pt"/>
    </style:style>
    <style:style style:name="P18" style:family="paragraph" style:parent-style-name="Table_20_Heading">
      <style:paragraph-properties fo:margin-top="0.1146in" fo:margin-bottom="0.1146in" loext:contextual-spacing="false" fo:line-height="170%" fo:text-align="start" style:justify-single-word="false"/>
      <style:text-properties fo:text-transform="uppercase" fo:color="#767676" style:font-name="inherit" fo:font-size="9pt" fo:letter-spacing="0.0102in" fo:font-weight="normal" loext:padding="0in" loext:border="none"/>
    </style:style>
    <style:style style:name="P19" style:family="paragraph" style:parent-style-name="Table_20_Heading">
      <style:paragraph-properties fo:margin-top="0.1146in" fo:margin-bottom="0.1146in" loext:contextual-spacing="false" fo:line-height="170%" fo:text-align="start" style:justify-single-word="false"/>
      <style:text-properties fo:text-transform="uppercase" fo:color="#767676" style:font-name="inherit" fo:font-size="9pt" fo:letter-spacing="0.0102in" fo:font-weight="normal" officeooo:rsid="0008f2ad" officeooo:paragraph-rsid="0008f2ad" loext:padding="0in" loext:border="none"/>
    </style:style>
    <style:style style:name="P20" style:family="paragraph" style:parent-style-name="Table_20_Heading">
      <style:paragraph-properties fo:margin-top="0.1146in" fo:margin-bottom="0.1146in" loext:contextual-spacing="false" fo:line-height="170%" fo:text-align="start" style:justify-single-word="false"/>
      <style:text-properties fo:text-transform="uppercase" fo:color="#767676" style:font-name="inherit" fo:font-size="9pt" fo:letter-spacing="0.0102in" fo:font-weight="normal" officeooo:rsid="000cee77" officeooo:paragraph-rsid="000cee77" loext:padding="0in" loext:border="none"/>
    </style:style>
    <style:style style:name="P21" style:family="paragraph" style:parent-style-name="Table_20_Heading">
      <style:paragraph-properties fo:margin-top="0.1146in" fo:margin-bottom="0.1146in" loext:contextual-spacing="false" fo:line-height="170%" fo:text-align="start" style:justify-single-word="false"/>
      <style:text-properties fo:text-transform="uppercase" fo:color="#767676" style:font-name="inherit" fo:font-size="10pt" fo:letter-spacing="0.0102in" fo:font-weight="normal" style:font-size-asian="10pt" style:font-size-complex="10pt" loext:padding="0in" loext:border="none"/>
    </style:style>
    <style:style style:name="P22" style:family="paragraph" style:parent-style-name="Table_20_Heading">
      <style:paragraph-properties fo:margin-top="0.1146in" fo:margin-bottom="0.1146in" loext:contextual-spacing="false" fo:line-height="170%" fo:text-align="start" style:justify-single-word="false"/>
      <style:text-properties fo:text-transform="uppercase" fo:color="#767676" style:font-name="inherit" fo:font-size="10pt" fo:letter-spacing="0.0102in" fo:font-weight="normal" officeooo:rsid="0006c7bf" officeooo:paragraph-rsid="0006c7bf" style:font-size-asian="10pt" style:font-size-complex="10pt" loext:padding="0in" loext:border="none"/>
    </style:style>
    <style:style style:name="P23" style:family="paragraph" style:parent-style-name="Table_20_Heading">
      <style:paragraph-properties fo:margin-top="0.1146in" fo:margin-bottom="0.1146in" loext:contextual-spacing="false" fo:line-height="170%" fo:text-align="start" style:justify-single-word="false"/>
      <style:text-properties fo:text-transform="uppercase" fo:color="#767676" style:font-name="inherit" fo:font-size="10pt" fo:letter-spacing="0.0102in" fo:font-weight="normal" officeooo:rsid="0006c7bf" officeooo:paragraph-rsid="0006fbff" style:font-size-asian="10pt" style:font-size-complex="10pt" loext:padding="0in" loext:border="none"/>
    </style:style>
    <style:style style:name="T1" style:family="text">
      <style:text-properties fo:color="#525c65" style:font-name="Open Sans" fo:font-size="10pt" style:font-size-asian="10pt" style:font-size-complex="10pt"/>
    </style:style>
    <style:style style:name="T2" style:family="text">
      <style:text-properties fo:color="#303030" style:font-name="Menlo" fo:font-size="10pt" fo:background-color="#f3f3f3" loext:char-shading-value="0" style:font-size-asian="10pt" style:font-size-complex="10pt" loext:padding-left="0.0417in" loext:padding-right="0.0417in" loext:padding-top="0.0209in" loext:padding-bottom="0.0209in" loext:border="0.06pt solid #dcdcdc"/>
    </style:style>
    <style:style style:name="T3" style:family="text">
      <style:text-properties officeooo:rsid="002127c2"/>
    </style:style>
    <style:style style:name="T4" style:family="text">
      <style:text-properties officeooo:rsid="0007295c"/>
    </style:style>
    <style:style style:name="T5" style:family="text">
      <style:text-properties officeooo:rsid="0008f2ad"/>
    </style:style>
    <style:style style:name="T6" style:family="text">
      <style:text-properties officeooo:rsid="000ab1e8"/>
    </style:style>
    <text:list-style style:name="L1">
      <text:list-level-style-bullet text:level="1" text:style-name="Bullet_20_Symbols" style:num-suffix="." text:bullet-char="•">
        <style:list-level-properties text:space-before="-0.009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bookmark text:name="project-name"/>Unscented Kalman Filters</text:h>
      <text:p text:style-name="P2"/>
      <text:p text:style-name="P2">Compiling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1">CRITERIA</text:p>
            </table:table-cell>
            <table:table-cell table:style-name="Table1.B1" office:value-type="string">
              <text:p text:style-name="P21">MEETS SPECIFICATIONS</text:p>
            </table:table-cell>
            <table:table-cell table:style-name="Table1.A1" office:value-type="string">
              <text:p text:style-name="P22">Student Comments</text:p>
            </table:table-cell>
          </table:table-row>
        </table:table-header-rows>
        <table:table-row>
          <table:table-cell table:style-name="Table1.A2" office:value-type="string">
            <text:p text:style-name="P13">Your code should compile.</text:p>
          </table:table-cell>
          <table:table-cell table:style-name="Table1.B2" office:value-type="string">
            <text:p text:style-name="P16"><text:span text:style-name="T1">Code must compile without errors with </text:span><text:span text:style-name="Source_20_Text"><text:span text:style-name="T2">cmake</text:span></text:span><text:span text:style-name="T1"> and </text:span><text:span text:style-name="Source_20_Text"><text:span text:style-name="T2">make</text:span></text:span><text:span text:style-name="T1">. Given that we've made CMakeLists.txt as general as possible, it's recommended that you do not change it unless you can guarantee that your changes will still compile on any platform.</text:span></text:p>
          </table:table-cell>
          <table:table-cell table:style-name="Table1.A2" office:value-type="string">
            <text:p text:style-name="P11">The code compiles and the executable(UnscentedKF) is created.</text:p>
          </table:table-cell>
        </table:table-row>
      </table:table>
      <text:p text:style-name="P2"/>
      <text:p text:style-name="P2">Accuracy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1">CRITERIA</text:p>
            </table:table-cell>
            <table:table-cell table:style-name="Table2.B1" office:value-type="string">
              <text:p text:style-name="P21">MEETS SPECIFICATIONS</text:p>
            </table:table-cell>
            <table:table-cell table:style-name="Table2.A1" office:value-type="string">
              <text:p text:style-name="P23">Student Comments</text:p>
            </table:table-cell>
          </table:table-row>
        </table:table-header-rows>
        <table:table-row>
          <table:table-cell table:style-name="Table2.A2" office:value-type="string">
            <text:p text:style-name="P13">px, py, vx, vy output coordinates must have an RMSE &lt;= [.09, .10, .40, .30] when using the file: "obj_pose-laser-radar-synthetic-input.txt", which is the same data file the simulator uses for Dataset 1.</text:p>
          </table:table-cell>
          <table:table-cell table:style-name="Table2.B2" office:value-type="string">
            <text:p text:style-name="P13">Your algorithm will be run against "obj_pose-laser-radar-synthetic-input.txt". We'll collect the positions that your algorithm outputs and compare them to ground truth data. Your px, py, vx, and vy RMSE should be less than or equal to the values [.09, .10, .40, .30].</text:p>
          </table:table-cell>
          <table:table-cell table:style-name="Table2.A2" office:value-type="string">
            <text:p text:style-name="P12">The RMSE values ends with <text:span text:style-name="T3">[</text:span>0.0<text:span text:style-name="T4">689</text:span>, 0.08<text:span text:style-name="T4">11</text:span>, 0.<text:span text:style-name="T4">3319</text:span>, <text:s/>0.<text:span text:style-name="T4">2284] approximately.</text:span></text:p>
            <text:p text:style-name="P14">We can clearly see algorithm <text:s/>converging with ground truth as we get more <text:s/>measurements.</text:p>
            <text:p text:style-name="P15">Initially, with values of 30 for both std_a_ and std_yawdd_ the values have been high and <text:soft-page-break/>after trying multiple values and trial and error around the current values of 1.5 and 0.5 we achieved significantly lower values.</text:p>
          </table:table-cell>
        </table:table-row>
      </table:table>
      <text:p text:style-name="P2">Follows the Correct Algorithm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8">CRITERIA</text:p>
            </table:table-cell>
            <table:table-cell table:style-name="Table3.B1" office:value-type="string">
              <text:p text:style-name="P18">MEETS SPECIFICATIONS</text:p>
            </table:table-cell>
            <table:table-cell table:style-name="Table3.A1" office:value-type="string">
              <text:p text:style-name="P19">Student Comments</text:p>
            </table:table-cell>
          </table:table-row>
        </table:table-header-rows>
        <table:table-row>
          <table:table-cell table:style-name="Table3.A2" office:value-type="string">
            <text:p text:style-name="P4">Your Sensor Fusion algorithm follows the general processing flow as taught in the preceding lessons.</text:p>
          </table:table-cell>
          <table:table-cell table:style-name="Table3.B2" office:value-type="string">
            <text:p text:style-name="P4">While you may be creative with your implementation, there is a well-defined set of steps that must take place in order to successfully build a Kalman Filter. As such, your project should follow the algorithm as described in the preceding lesson.</text:p>
          </table:table-cell>
          <table:table-cell table:style-name="Table3.A2" office:value-type="string">
            <text:p text:style-name="P5">Care is taken to follow the flow suggested in slide <text:span text:style-name="T5">3</text:span> of the project lesson. </text:p>
            <text:p text:style-name="P5">https://classroom.udacity.com/nanodegrees/nd013/parts/40f38239-66b6-46ec-ae68-03afd8a601c8/modules/0949fca6-b379-42af-a919-ee50aa304e6a/lessons/c3eb3583-17b2-4d83-abf7-d852ae1b9fff/concepts/5aecba15-634c-4e15-b994-30edb03d64f9</text:p>
          </table:table-cell>
        </table:table-row>
        <table:table-row>
          <table:table-cell table:style-name="Table3.A2" office:value-type="string">
            <text:p text:style-name="P4">Your Kalman Filter algorithm handles the first measurements appropriately.</text:p>
          </table:table-cell>
          <table:table-cell table:style-name="Table3.B2" office:value-type="string">
            <text:p text:style-name="P4">Your algorithm should use the first measurements to initialize the state vectors and covariance matrices.</text:p>
          </table:table-cell>
          <table:table-cell table:style-name="Table3.A2" office:value-type="string">
            <text:p text:style-name="P6">The initializationsare done in lines 21-53 of ukf.cpp file.</text:p>
          </table:table-cell>
        </table:table-row>
        <table:table-row>
          <table:table-cell table:style-name="Table3.A2" office:value-type="string">
            <text:p text:style-name="P4">Your Kalman Filter algorithm first predicts then updates.</text:p>
          </table:table-cell>
          <table:table-cell table:style-name="Table3.B2" office:value-type="string">
            <text:p text:style-name="P4">Upon receiving a measurement after the first, the algorithm should predict object <text:soft-page-break/>position to the current timestep and then update the prediction using the new measurement.</text:p>
          </table:table-cell>
          <table:table-cell table:style-name="Table3.A2" office:value-type="string">
            <text:p text:style-name="P6">This flow has been taken care in UKF::ProcessMeasurement function between <text:soft-page-break/>lines 134-153 in ukf.cpp</text:p>
            <text:p text:style-name="P6">Additionally, the initialization for the first measurement is also taken care using the code in lines 107-132 in ukf.cpp.</text:p>
          </table:table-cell>
        </table:table-row>
        <table:table-row>
          <table:table-cell table:style-name="Table3.A2" office:value-type="string">
            <text:p text:style-name="P4">Your Kalman Filter can handle radar and lidar measurements.</text:p>
          </table:table-cell>
          <table:table-cell table:style-name="Table3.B2" office:value-type="string">
            <text:p text:style-name="P4">Your algorithm sets up the appropriate matrices given the type of measurement and calls the correct measurement function for a given sensor type.</text:p>
          </table:table-cell>
          <table:table-cell table:style-name="Table3.A2" office:value-type="string">
            <text:p text:style-name="P7"><text:span text:style-name="T6">Most of the </text:span>code <text:span text:style-name="T6">for this part is </text:span>reused from lectures. <text:span text:style-name="T6">First up; </text:span></text:p>
            <text:p text:style-name="P7"><text:span text:style-name="T6">Prediction: 1. Generate Sigma Points, 2. Predict Sigma Points, 3. Predict Mean and Covariance</text:span></text:p>
            <text:p text:style-name="P8">flow has been defined in UKF::Prediction() function in lines 161-316 in ukf.cpp</text:p>
            <text:p text:style-name="P8">Next, Update step has been applied for both lidar and radar measurements.</text:p>
            <text:p text:style-name="P8">Update: 1. Predict Measurement, 2. Update State has been applied. </text:p>
            <text:p text:style-name="P8">The code is present in lines 322-409 for UKF:UpdateLidar() function and in lines 415-522 for UKF::UpdateRadar() function.</text:p>
            <text:p text:style-name="P8"><text:soft-page-break/>I have the code from lectures stored under lecture_code folder. Mostly it was straight forward and matter of variable name changes.</text:p>
            <text:p text:style-name="P8">Only major thing I found was the calculation of radar and lidar NIS calculations.</text:p>
            <text:p text:style-name="P8">But a bit of browsing on the Internet gave me the formula for calculating the NIS and used the same. I found the fomula in the following links. </text:p>
            <text:p text:style-name="P8">1. <text:a xlink:type="simple" xlink:href="https://core.ac.uk/download/pdf/95153642.pdf" text:style-name="Internet_20_link" text:visited-style-name="Visited_20_Internet_20_Link">https://core.ac.uk/download/pdf/95153642.pdf</text:a> (section 5.4)</text:p>
            <text:p text:style-name="P8">2. <text:a xlink:type="simple" xlink:href="http://www.frc.ri.cmu.edu/projects/emergencyresponse/radioPos/KFtheory.html" text:style-name="Internet_20_link" text:visited-style-name="Visited_20_Internet_20_Link">http://www.frc.ri.cmu.edu/projects/emergencyresponse/radioPos/KFtheory.html</text:a></text:p>
            <text:p text:style-name="P9">under measurement gating.</text:p>
            <text:p text:style-name="P9">3. Adaptive Filtering for Single Target Tracking</text:p>
            <text:p text:style-name="P9"><text:soft-page-break/><text:a xlink:type="simple" xlink:href="http://www.dtic.mil/dtic/tr/fulltext/u2/a507663.pdf" text:style-name="Internet_20_link" text:visited-style-name="Visited_20_Internet_20_Link">http://www.dtic.mil/dtic/tr/fulltext/u2/a507663.pdf</text:a></text:p>
            <text:p text:style-name="P9">section 2.3.2</text:p>
            <text:p text:style-name="P9"/>
            <text:p text:style-name="P9">One question/request I have is that, how can we use NIS to tune the UKF! As part of the part project instructions, it clearly says that I dont need to modify anything other than ukf.cpp and tools.cpp. Without modifying any other files, is it possible. My understanding is that I <text:s/>have to meddle around with the main.cpp for this particular tuning. Please clarify/advise.</text:p>
            <text:p text:style-name="P9">The other code I have added is in tools.cpp which I took from the lectures for CalculateRMSE functions and it is lines 12-48 in tools.cpp</text:p>
            <text:p text:style-name="P9"/>
          </table:table-cell>
        </table:table-row>
      </table:table>
      <text:p text:style-name="P2"/>
      <text:p text:style-name="P3">Code Efficiency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8">CRITERIA</text:p>
            </table:table-cell>
            <table:table-cell table:style-name="Table4.B1" office:value-type="string">
              <text:p text:style-name="P18">MEETS SPECIFICATIONS</text:p>
            </table:table-cell>
            <table:table-cell table:style-name="Table4.A1" office:value-type="string">
              <text:p text:style-name="P20">Student Comments</text:p>
            </table:table-cell>
          </table:table-row>
        </table:table-header-rows>
        <table:table-row>
          <table:table-cell table:style-name="Table4.A2" office:value-type="string">
            <text:p text:style-name="P4">Your algorithm should avoid unnecessary calculations.</text:p>
          </table:table-cell>
          <table:table-cell table:style-name="Table4.B2" office:value-type="string">
            <text:p text:style-name="P4">This is mostly a "code smell" test. Your algorithm does not need to sacrifice comprehension, stability, robustness or security for speed, however it should maintain good practice with respect to calculations.</text:p>
            <text:p text:style-name="P4">Here are some things to avoid. This is not a complete list, but rather a few examples of inefficiencies.</text:p>
            <text:list xml:id="list1890493257" text:style-name="L1">
              <text:list-item>
                <text:p text:style-name="P17">Running the exact same calculation repeatedly when you can run it once, store the value and then reuse the value later.</text:p>
              </text:list-item>
              <text:list-item>
                <text:p text:style-name="P17">Loops that run too many times.</text:p>
              </text:list-item>
              <text:list-item>
                <text:p text:style-name="P17">Creating unnecessarily complex data structures when simpler structures work equivalently.</text:p>
              </text:list-item>
              <text:list-item>
                <text:p text:style-name="P17">Unnecessary control flow checks.</text:p>
              </text:list-item>
            </text:list>
          </table:table-cell>
          <table:table-cell table:style-name="Table4.A2" office:value-type="string">
            <text:p text:style-name="P10">Since a lot of the code was reused from lectures, I didn’t have to do anything fancy. But I tried to incorporate the Tips given in slide 4 of the project lesso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2:38:13.845908176</meta:creation-date>
    <dc:date>2018-11-11T23:15:08.432980901</dc:date>
    <meta:editing-duration>PT16M2S</meta:editing-duration>
    <meta:editing-cycles>6</meta:editing-cycles>
    <meta:generator>LibreOffice/6.0.6.2$Linux_X86_64 LibreOffice_project/00m0$Build-2</meta:generator>
    <meta:document-statistic meta:table-count="4" meta:image-count="0" meta:object-count="0" meta:page-count="6" meta:paragraph-count="63" meta:word-count="802" meta:character-count="5408" meta:non-whitespace-character-count="4665"/>
  </office:meta>
</office:document-meta>
</file>